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a2e83" officeooo:paragraph-rsid="001a2e83" style:font-size-asian="14pt" style:font-size-complex="14pt"/>
    </style:style>
    <style:style style:name="P2" style:family="paragraph" style:parent-style-name="Standard" style:list-style-name="L1">
      <style:text-properties fo:font-size="14pt" officeooo:rsid="001a2e83" officeooo:paragraph-rsid="001a2e83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2)</text:p>
      <text:p text:style-name="P1"/>
      <text:list xml:id="list192108951" text:style-name="L1">
        <text:list-item>
          <text:p text:style-name="P2">to create diffenent configuration type:</text:p>
          <text:list>
            <text:list-header>
              <text:p text:style-name="P2">gcloud config configurations create &lt;name&gt;</text:p>
            </text:list-header>
          </text:list>
        </text:list-item>
        <text:list-item>
          <text:p text:style-name="P2">to set project name to configuration type:</text:p>
          <text:list>
            <text:list-header>
              <text:p text:style-name="P2">gcloud config set project &lt;project-name&gt;</text:p>
            </text:list-header>
          </text:list>
        </text:list-item>
        <text:list-item>
          <text:p text:style-name="P2">to set email or account type:</text:p>
          <text:list>
            <text:list-header>
              <text:p text:style-name="P2">gcloud config set account &lt;name&gt; 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01:00:11.795087279</meta:creation-date>
    <dc:date>2019-07-19T01:05:37.652663922</dc:date>
    <meta:editing-duration>PT5M26S</meta:editing-duration>
    <meta:editing-cycles>1</meta:editing-cycles>
    <meta:document-statistic meta:table-count="0" meta:image-count="0" meta:object-count="0" meta:page-count="1" meta:paragraph-count="7" meta:word-count="38" meta:character-count="242" meta:non-whitespace-character-count="213"/>
    <meta:generator>LibreOffice/6.0.3.2$Linux_X86_64 LibreOffice_project/00m0$Build-2</meta:generator>
  </office:meta>
</office:document-meta>
</file>